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AfterCompletionSynchronization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taAfterCompletionSynchronization.afterCompletion( int 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taAfterCompletionSynchronization.JtaAfterCompletionSynchronization( List &lt; TransactionSynchronization &gt; synchroniz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